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0084" officeooo:paragraph-rsid="000f0084"/>
    </style:style>
    <style:style style:name="P2" style:family="paragraph" style:parent-style-name="Standard">
      <style:text-properties style:font-name="Liberation Serif" fo:font-size="12pt" officeooo:rsid="000f0084" officeooo:paragraph-rsid="000f0084" style:font-size-asian="12pt" style:font-size-complex="12pt"/>
    </style:style>
    <style:style style:name="P3" style:family="paragraph" style:parent-style-name="Standard">
      <style:text-properties style:font-name="Liberation Serif" fo:font-size="12pt" officeooo:paragraph-rsid="000f0084" style:font-size-asian="12pt" style:font-size-complex="12pt"/>
    </style:style>
    <style:style style:name="P4" style:family="paragraph" style:parent-style-name="Standard">
      <style:text-properties style:font-name="Liberation Serif" fo:font-size="12pt" officeooo:rsid="0010fb7f" officeooo:paragraph-rsid="0010fb7f" style:font-size-asian="12pt" style:font-size-complex="12pt"/>
    </style:style>
    <style:style style:name="P5" style:family="paragraph" style:parent-style-name="Standard">
      <style:paragraph-properties fo:margin-left="0cm" fo:margin-right="0cm" fo:text-align="justify" style:justify-single-word="false" fo:text-indent="0cm" style:auto-text-indent="false"/>
      <style:text-properties style:font-name="Liberation Serif" fo:font-size="12pt" officeooo:paragraph-rsid="0010fb7f" style:font-size-asian="12pt" style:font-size-complex="12pt"/>
    </style:style>
    <style:style style:name="T1" style:family="text">
      <style:text-properties officeooo:rsid="000f0084"/>
    </style:style>
    <style:style style:name="T2" style:family="text">
      <style:text-properties officeooo:rsid="000f0091"/>
    </style:style>
    <style:style style:name="T3" style:family="text">
      <style:text-properties style:font-name="Liberation Serif" fo:font-size="12pt" officeooo:rsid="0010a76d" style:font-size-asian="12pt" style:font-size-complex="12pt"/>
    </style:style>
    <style:style style:name="T4" style:family="text">
      <style:text-properties officeooo:rsid="0010a76d"/>
    </style:style>
    <style:style style:name="T5" style:family="text">
      <style:text-properties fo:language="en" fo:country="GB"/>
    </style:style>
    <style:style style:name="T6" style:family="text">
      <style:text-properties fo:language="en" fo:country="GB" officeooo:rsid="0010fb7f"/>
    </style:style>
    <style:style style:name="T7" style:family="text">
      <style:text-properties fo:language="en" fo:country="GB" fo:font-weight="bold" style:font-weight-asian="bold" style:font-weight-complex="bold"/>
    </style:style>
    <style:style style:name="T8" style:family="text">
      <style:text-properties fo:font-weight="bold" style:font-weight-asian="bold" style:font-weight-complex="bold"/>
    </style:style>
    <style:style style:name="T9" style:family="text">
      <style:text-properties officeooo:rsid="0012c99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8">Gate activity</text:span>: acumula instancias de entidades hasta un cantidad X o hasta que se reciba una señal. Entonces se lanza un numero de instancias de las entidades acumuladas al modelo. Las entidades pueden ser procesadas(batched) en un Gate Activty. Tiene dos ramas: </text:p>
      <text:p text:style-name="P2">-<text:tab/> Hold: encola las entidades que van llegando.</text:p>
      <text:p text:style-name="P3"><text:span text:style-name="T1">-<text:tab/>Trigger: </text:span>signals release of Entity instances</text:p>
      <text:p text:style-name="P2"/>
      <text:p text:style-name="P2"/>
      <text:p text:style-name="P4"><text:span text:style-name="T8">Get resource</text:span> <text:span text:style-name="T9">&amp;&amp; free resource</text:span>: permite obetner uno o mas recursos y asignarlos a los diferentes procesos y actividades. Lo mas normal es que despues de haber puesto un get resource, poner un free resource para liberar dicho recurso utilizado.</text:p>
      <text:p text:style-name="P2"/>
      <text:p text:style-name="P2"/>
      <text:p text:style-name="P2"><text:span text:style-name="T8">Synchronize Activity</text:span>: <text:span text:style-name="T2">coordina el lanzamiento de varias entidades, pudiendo <text:s/>ser entidades de distinto tipo. Se le especifica el numero de pads de entrada/salida y por tanto las entidades que llegan son acumuladas en colas separadas. Por ejemplo si quisiéramos realizar 4 tareas en paralelo, todos los trabajos deberan de estar en el estado de completo antes de proceder uno de los trabajos. Se nos permite modelar el tiempo de espera y lanzamiento de los trabajos paralelos. Le puede ser indicado la estructura de las colas(todas las colas, misma estructura) :</text:span></text:p>
      <text:p text:style-name="P3"><text:span text:style-name="T4">- FIFO, </text:span>First In Last Out, Earliest Created First, Latest Created First, Highest Priority Value First, Lowest Priority Value First, Highest Attribute Value First. Lowest Attribute Value First</text:p>
      <text:p text:style-name="P2"/>
      <text:p text:style-name="P5"><text:span text:style-name="T7">Replenish</text:span><text:span text:style-name="T5">: </text:span><text:span text:style-name="T6">repone un recurso especificado en cuantas unidades se quiera o mediante la opcion de “Replenish to capacity” que repondra el recurso en las cantidades especificadas al crear el recurso. Tambien cabe la opcion de indicarle una distribucion.</text:span></text:p>
      <text:p text:style-name="P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08:46:17.778312741</meta:creation-date>
    <dc:date>2019-09-19T09:58:25.204029266</dc:date>
    <meta:editing-duration>PT23M13S</meta:editing-duration>
    <meta:editing-cycles>1</meta:editing-cycles>
    <meta:document-statistic meta:table-count="0" meta:image-count="0" meta:object-count="0" meta:page-count="1" meta:paragraph-count="7" meta:word-count="253" meta:character-count="1600" meta:non-whitespace-character-count="1351"/>
    <meta:generator>LibreOffice/6.0.3.2$Linux_X86_64 LibreOffice_project/00m0$Build-2</meta:generator>
  </office:meta>
</office:document-meta>
</file>